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 table:number-columns-repeated="3"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)" office:value-type="float" office:value="25500" calcext:value-type="float">
            <text:p>25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74500" calcext:value-type="float">
            <text:p>745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769.367588932806" calcext:value-type="float">
            <text:p>769.3675889328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31:.F31])" office:value-type="float" office:value="769.367588932806" calcext:value-type="float">
            <text:p>769.3675889328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31:.F31])" office:value-type="float" office:value="1159.843779409" calcext:value-type="float">
            <text:p>1159.843779409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1159.843779409" calcext:value-type="float">
            <text:p>1159.843779409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25500" calcext:value-type="float">
            <text:p>25500</text:p>
          </table:table-cell>
          <table:table-cell table:style-name="ce29" office:value-type="float" office:value="2400" calcext:value-type="float">
            <text:p>2400</text:p>
          </table:table-cell>
          <table:table-cell/>
          <table:table-cell table:formula="of:=SUM([.K5:.K29])" office:value-type="float" office:value="162400" calcext:value-type="float">
            <text:p>162400</text:p>
          </table:table-cell>
          <table:table-cell table:number-columns-repeated="2"/>
        </table:table-row>
        <table:table-row table:style-name="ro7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 style:data-style-name="N2" text:time-value="12:25:57.661952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0T12:31:49.627082277</dc:date>
    <meta:editing-duration>P9DT7H17M7S</meta:editing-duration>
    <meta:editing-cycles>2923</meta:editing-cycles>
    <meta:generator>LibreOffice/4.2.8.2$Linux_X86_64 LibreOffice_project/420m0$Build-2</meta:generator>
    <meta:document-statistic meta:table-count="17" meta:cell-count="7886" meta:object-count="0"/>
  </office:meta>
</office:document-meta>
</file>